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8.04.2017</text:date>, <text:time>02:58:3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8T02:58:34.29</dc:date>
    <meta:editing-duration>P132DT13H51M1S</meta:editing-duration>
    <meta:editing-cycles>314</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Dim pHexNum As Parser, pHexLit As Parser
	Set pHexNum = pSeq(Array(pMany1(pHexDigit)), "readHex")
	Set pHexLit = p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pChoice = mkParser("choice", List(p1, p2))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nd Function

' never fails: if p fails than pMany(p) returns nil + same pos as result,
' otherwise returns a *REVERSED list* of p results + last pos
' matches as many as possible
Function pManyRev(p As Parser)
	pManyRev = mkParser("manyRev", p)
End Function

' same as pManyRev but with the list in the order as in the parsed string
Function pMany(p As Parser)
	pMany = mkParser("many", p)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mkParser("many1", 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lst)
				result = applyP(innerParser, s, pos)
				lst = cdr(lst)
			Loop Until (isNil(lst)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Rev") Or (p.tp = "many1Rev") Then
		Dim lstLen As Integer
		nxtPos = pos
		lstLen = 0
		Set lst = nil
		innerParser = p.st
		result = applyP(innerParser, s, nxtPos)
		While Not(isParseFailure(result))
			nxtPos = result(1)
			Set lst = cons(result(0), lst)
			lstLen = lstLen + 1
			result = applyP(innerParser, s, nxtPos)
		Wend
		If (p.tp = "many1Rev") And isNil(lst) Then
			result = parseFailure
		Else
			result = Array(lst, nxtPos)
		End If
	ElseIf p.tp = "many" Then
		result = applyP(pManyRev(p.st), s, pos)
		result(0) = reverse(result(0))
	ElseIf p.tp = "many1" Then
		result = applyP(pMany1Rev(p.st), s, pos)
		result(0) = reverse(result(0))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item()
	test_Parser_return()
	test_Parser_str()
	test_Parser_choice()
	test_Parser_zeroOrOne()
' 1 sec for 254 ~&gt; 254 aPerSec
	test_Parser_white()
	test_Parser_binDigit()
' 2 sec for 303 ~&gt; 152 aPerSec
	test_Parser_decDigit()
' 4 sec for 340 ~&gt; 85 aPerSec
	test_Parser_hexDigit()
' 7 sec for 389 ~&gt; 56 aPerSec
	test_Parser_manyRev()
	test_Parser_many()
' 10 sec for 521 ~&gt; 47 aPerSec
	test_Parser_many1Rev()
	test_Parser_many1()
' 15 sec for 613 ~&gt; 41 aPerSec
	test_Parser_seq()
' 19 sec for 683 ~&gt; 36 aPerSec
	test_Parser_hexNum()
' 38 sec for 762 ~&gt; 20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assertionCount = assertionCount + 1
			If Not(isParseFailure(actual)) Then
				Goto refute_parses_failed
			End If
		Next i
	Else
		actual = applyP(p, ss)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